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>
      <style:text-properties fo:language="none" fo:language-asian="none" fo:language-complex="none" fo:font-weight="bold" style:font-weight-asian="bold" style:font-weight-complex="bold"/>
    </style:style>
    <style:style style:name="T12_2" style:family="text"/>
    <style:style style:name="P13" style:family="paragraph" style:parent-style-name="Normal">
      <style:paragraph-properties fo:margin-top="0.423cm"/>
    </style:style>
    <style:style style:name="T13_1" style:family="text">
      <style:text-properties fo:language="none" fo:language-asian="none" fo:language-complex="none" fo:font-weight="bold" style:font-weight-asian="bold" style:font-weight-complex="bold"/>
    </style:style>
    <style:style style:name="T13_2" style:family="text"/>
    <style:style style:name="P14" style:family="paragraph" style:parent-style-name="Normal">
      <style:paragraph-properties fo:margin-top="0.423cm"/>
    </style:style>
    <style:style style:name="T14_1" style:family="text">
      <style:text-properties fo:language="none" fo:language-asian="none" fo:language-complex="none" fo:font-weight="bold" style:font-weight-asian="bold" style:font-weight-complex="bold"/>
    </style:style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T16_4" style:family="text">
      <style:text-properties fo:font-style="italic" style:font-style-asian="italic" style:font-style-complex="italic" fo:language="none" fo:language-asian="none" fo:language-complex="none"/>
    </style:style>
    <style:style style:name="T16_5" style:family="text"/>
    <style:style style:name="T16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6_7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T17_6" style:family="text">
      <style:text-properties fo:font-style="italic" style:font-style-asian="italic" style:font-style-complex="italic" fo:language="none" fo:language-asian="none" fo:language-complex="none"/>
    </style:style>
    <style:style style:name="T17_7" style:family="text"/>
    <style:style style:name="T17_8" style:family="text">
      <style:text-properties fo:font-style="italic" style:font-style-asian="italic" style:font-style-complex="italic" fo:language="none" fo:language-asian="none" fo:language-complex="none"/>
    </style:style>
    <style:style style:name="T17_9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language="none" fo:language-asian="none" fo:language-complex="none" fo:font-weight="bold" style:font-weight-asian="bold" style:font-weight-complex="bold"/>
    </style:style>
    <style:style style:name="T18_3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language="none" fo:language-asian="none" fo:language-complex="none" fo:font-weight="bold" style:font-weight-asian="bold" style:font-weight-complex="bold"/>
    </style:style>
    <style:style style:name="T19_3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9_4" style:family="text"/>
    <style:style style:name="T19_5" style:family="text">
      <style:text-properties fo:font-style="italic" style:font-style-asian="italic" style:font-style-complex="italic" fo:language="none" fo:language-asian="none" fo:language-complex="none"/>
    </style:style>
    <style:style style:name="T19_6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T20_4" style:family="text">
      <style:text-properties fo:font-style="italic" style:font-style-asian="italic" style:font-style-complex="italic" fo:language="none" fo:language-asian="none" fo:language-complex="none"/>
    </style:style>
    <style:style style:name="T20_5" style:family="text"/>
    <style:style style:name="T20_6" style:family="text">
      <style:text-properties fo:font-style="italic" style:font-style-asian="italic" style:font-style-complex="italic" fo:language="none" fo:language-asian="none" fo:language-complex="none"/>
    </style:style>
    <style:style style:name="T20_7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P22" style:family="paragraph" style:parent-style-name="Heading_20_2">
      <style:paragraph-properties fo:margin-top="0.527cm" fo:margin-bottom="0.527cm"/>
    </style:style>
    <style:style style:name="T2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P24" style:family="paragraph" style:parent-style-name="Normal">
      <style:paragraph-properties fo:margin-top="0.423cm" fo:margin-bottom="0.423cm"/>
    </style:style>
    <style:style style:name="T24_1" style:family="text"/>
  </office:automatic-styles>
  <office:body>
    <office:text>
      <text:h text:style-name="P1" text:outline-level="1"><text:span text:style-name="T1_1">HD<text:s/>Wallets<text:s/>-<text:s/>BIPs<text:s/>and<text:s/>Terminology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26<text:s/>12:05:2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The<text:s/>advent<text:s/>of<text:s/>HD<text:s/>wallets<text:s/>has<text:s/>made<text:s/>key<text:s/>management<text:s/>a<text:s/>far<text:s/>easier<text:s/>task<text:s/>for<text:s/>cryptocurrency<text:s/>users.<text:s/>These<text:s/>"Hierarchical<text:s/>Deterministic"<text:s/>wallets<text:s/>can<text:s/>generate<text:s/>an<text:s/>infinite<text:s/>amount<text:s/>of<text:s/>private<text:s/>keys<text:s/>and<text:s/>addresses<text:s/>from<text:s/>a<text:s/>single<text:s/>seed,<text:s/>eliminating<text:s/>the<text:s/>need<text:s/>for<text:s/>the<text:s/>periodic<text:s/>backups<text:s/>required<text:s/>by<text:s/>the<text:s/>old-style,<text:s/>nondeterministic<text:s/>wallets.<text:s/></text:span></text:p>
      <text:p text:style-name="P8"><text:span text:style-name="T8_1">Despite<text:s/>the<text:s/>ease<text:s/>of<text:s/>backup,<text:s/>there<text:s/>are<text:s/>a<text:s/>few<text:s/>more<text:s/>moving<text:s/>parts<text:s/>inside<text:s/>an<text:s/>HD<text:s/>system<text:s/>than<text:s/>there<text:s/>are<text:s/>with<text:s/>traditional<text:s/>keypairs,<text:s/>so<text:s/>understanding<text:s/>how<text:s/>this<text:s/>works<text:s/>is<text:s/>a<text:s/>little<text:s/>more<text:s/>complex.<text:s/>Let's<text:s/>get<text:s/>a<text:s/>high<text:s/>level<text:s/>overview<text:s/>of<text:s/>how<text:s/>HD<text:s/>wallets<text:s/>work<text:s/>and<text:s/>the<text:s/>associated<text:s/>terminology.<text:s/></text:span></text:p>
      <text:h text:style-name="P9" text:outline-level="2"><text:span text:style-name="T9_1">An<text:s/>HD<text:s/>Wallet<text:s/>Glossary</text:span></text:h>
      <text:h text:style-name="P10" text:outline-level="3"><text:span text:style-name="T10_1">BIP,<text:s/>Boop,<text:s/>Bop<text:s/>-<text:s/>What's<text:s/>With<text:s/>All<text:s/>the<text:s/>Proposals?</text:span></text:h>
      <text:p text:style-name="P11"><text:span text:style-name="T11_1">First,<text:s/>let's<text:s/>discuss<text:s/>the<text:s/>BIPs<text:s/>involved<text:s/>with<text:s/>the<text:s/>most<text:s/>common<text:s/>HD<text:s/>wallet<text:s/>technologies.<text:s/>BIP<text:s/>stands<text:s/>for<text:s/>"Bitcoin<text:s/>Improvement<text:s/>Proposal"<text:s/>-<text:s/>this<text:s/>is<text:s/>a<text:s/>standard<text:s/>for<text:s/>proposing<text:s/>new<text:s/>additions<text:s/>to<text:s/>the<text:s/>Bitcoin<text:s/>protocol<text:s/>and<text:s/>software<text:s/>that<text:s/>is<text:s/>community<text:s/>driven.</text:span></text:p>
      <text:p text:style-name="P12"><text:span text:style-name="T12_1">BIP32<text:s/></text:span><text:span text:style-name="T12_2">-<text:s/>Titled<text:s/>"Hierarchical<text:s/>Deterministic<text:s/>Wallets"<text:s/>,<text:s/>this<text:s/>BIP<text:s/>defines<text:s/>the<text:s/>basic<text:s/>specification<text:s/>for<text:s/>a<text:s/>protocol<text:s/>that<text:s/>generates<text:s/>addresses<text:s/>deterministically<text:s/>from<text:s/>a<text:s/>single<text:s/>seed,<text:s/>rather<text:s/>than<text:s/>randomly.<text:s/>In<text:s/>this<text:s/>BIP,<text:s/>Pieter<text:s/>Wiulle<text:s/>describes<text:s/>algorithms<text:s/>for<text:s/>taking<text:s/>a<text:s/>cryptographic<text:s/>seed<text:s/>and<text:s/>generating<text:s/>a<text:s/>tree<text:s/>of<text:s/>keys<text:s/>and<text:s/>addresses<text:s/>that<text:s/>can<text:s/>be<text:s/>reproduced<text:s/>again<text:s/>from<text:s/>that<text:s/>same<text:s/>seed.<text:s/></text:span></text:p>
      <text:p text:style-name="P13"><text:span text:style-name="T13_1">BIP39<text:s/></text:span><text:span text:style-name="T13_2">-<text:s/>Titled<text:s/>"Mnemonic<text:s/>code<text:s/>for<text:s/>generating<text:s/>deterministic<text:s/>keys",<text:s/>this<text:s/>BIP<text:s/>describes<text:s/>a<text:s/>scheme<text:s/>for<text:s/>encoding<text:s/>the<text:s/>cryptographic<text:s/>seed<text:s/>as<text:s/>English<text:s/>words,<text:s/>making<text:s/>backups<text:s/>far<text:s/>easier<text:s/>and<text:s/>safer<text:s/>for<text:s/>end<text:s/>users.<text:s/>This<text:s/>is<text:s/>where<text:s/>those<text:s/>mnemonic<text:s/>seed<text:s/>phrases<text:s/>you<text:s/>may<text:s/>be<text:s/>used<text:s/>to<text:s/>seeing<text:s/>originated!<text:s/>So<text:s/>instead<text:s/>of<text:s/>having<text:s/>to<text:s/>backup<text:s/>a<text:s/>string<text:s/>of<text:s/>hexadecimal<text:s/>or<text:s/>base58<text:s/>data,<text:s/>we<text:s/>can<text:s/>write<text:s/>down<text:s/>12-24<text:s/>words<text:s/>to<text:s/>backup<text:s/>an<text:s/>entire<text:s/>wallet!</text:span></text:p>
      <text:p text:style-name="P14"><text:span text:style-name="T14_1">BIP44<text:s/></text:span><text:span text:style-name="T14_2">-<text:s/></text:span><text:span text:style-name="T14_3">Titled<text:s/>"Multi-Account<text:s/>Hierarchy<text:s/>for<text:s/>Deterministic<text:s/>Wallets",<text:s/>this<text:s/>BIP<text:s/>builds<text:s/>on<text:s/>top<text:s/>of<text:s/>the<text:s/>work<text:s/>done<text:s/>in<text:s/>BIP32<text:s/>to<text:s/>make<text:s/>multi-currency,<text:s/>multi-account<text:s/>wallets<text:s/>possible.<text:s/>BIP44<text:s/>makes<text:s/>implementing<text:s/>technologies<text:s/>like<text:s/>multi-currency<text:s/>wallets<text:s/>like<text:s/>Coinomi<text:s/>far<text:s/>easier,<text:s/>at<text:s/>it<text:s/>makes<text:s/>the<text:s/>handling<text:s/>of<text:s/>various<text:s/>cryptocurrencies<text:s/></text:span><text:span text:style-name="T14_4">standard</text:span><text:span text:style-name="T14_5">,<text:s/>rather<text:s/>than<text:s/>up<text:s/>to<text:s/>the<text:s/>wallet<text:s/>developer<text:s/>to<text:s/>figure<text:s/>out.</text:span></text:p>
      <text:h text:style-name="P15" text:outline-level="3"><text:span text:style-name="T15_1">Extended<text:s/>Keys<text:s/>(xprv,<text:s/>xpub)<text:s/>and<text:s/>Root<text:s/>vs.<text:s/>Other<text:s/>Keys</text:span></text:h>
      <text:p text:style-name="P16"><text:span text:style-name="T16_1">One<text:s/>of<text:s/>my<text:s/>YouTube<text:s/>viewers<text:s/>asked<text:s/>the<text:s/>question:<text:s/>"What's<text:s/>the<text:s/>difference<text:s/>between<text:s/>a<text:s/>BIP32<text:s/></text:span><text:span text:style-name="T16_2">root<text:s/>key</text:span><text:span text:style-name="T16_3"><text:s/>and<text:s/>BIP32<text:s/></text:span><text:span text:style-name="T16_4">extended<text:s/>private<text:s/>key</text:span><text:span text:style-name="T16_5"><text:s/>when<text:s/>they<text:s/>both<text:s/>use<text:s/></text:span><text:span text:style-name="T16_6">xprv</text:span><text:span text:style-name="T16_7"><text:s/>as<text:s/>the<text:s/>prefix?<text:s/></text:span></text:p>
      <text:p text:style-name="P17"><text:span text:style-name="T17_1">Well,<text:s/>let's<text:s/>remember<text:s/>that<text:s/>HD<text:s/>wallets<text:s/>generate<text:s/>keypairs<text:s/>in<text:s/>a<text:s/></text:span><text:span text:style-name="T17_2">deterministic</text:span><text:span text:style-name="T17_3">,<text:s/>or<text:s/>predictable<text:s/>manner.<text:s/>It<text:s/>turns<text:s/>out<text:s/>that<text:s/>this<text:s/>structure<text:s/>takes<text:s/>the<text:s/>form<text:s/>of<text:s/>a<text:s/></text:span><text:span text:style-name="T17_4">tree<text:s/></text:span><text:span text:style-name="T17_5">of<text:s/>keys<text:s/>-<text:s/>meaning<text:s/>there<text:s/>is<text:s/>a<text:s/>tree<text:s/></text:span><text:span text:style-name="T17_6">root</text:span><text:span text:style-name="T17_7"><text:s/>and<text:s/>many<text:s/></text:span><text:span text:style-name="T17_8">branches</text:span><text:span text:style-name="T17_9"><text:s/>generated<text:s/>from<text:s/>that<text:s/>root.</text:span></text:p>
      <text:p text:style-name="P18"><text:span text:style-name="T18_1">The<text:s/></text:span><text:span text:style-name="T18_2">Root<text:s/>Key<text:s/></text:span><text:span text:style-name="T18_3">is<text:s/>generated<text:s/>directly<text:s/>from<text:s/>the<text:s/>wallet<text:s/>seed.<text:s/>This<text:s/>is<text:s/>the<text:s/>key<text:s/>that<text:s/>is<text:s/>generated<text:s/>after<text:s/>taking<text:s/>the<text:s/>user's<text:s/>mnemonic<text:s/>seed<text:s/>phrase,<text:s/>returning<text:s/>it<text:s/>to<text:s/>a<text:s/>binary<text:s/>format,<text:s/>and<text:s/>running<text:s/>it<text:s/>through<text:s/>a<text:s/>hashing<text:s/>algorithm<text:s/>called<text:s/>HMAC-SHA512.<text:s/>The<text:s/>root<text:s/>key<text:s/>is<text:s/>the<text:s/>very<text:s/>top<text:s/>of<text:s/>the<text:s/>tree<text:s/>of<text:s/>addresses,<text:s/>and<text:s/>other<text:s/>keys<text:s/>are<text:s/>derived<text:s/>from<text:s/>it.</text:span></text:p>
      <text:p text:style-name="P19"><text:span text:style-name="T19_1">The<text:s/></text:span><text:span text:style-name="T19_2">Extended<text:s/>Private<text:s/>Key</text:span><text:span text:style-name="T19_3"><text:s/></text:span><text:span text:style-name="T19_4">is<text:s/>one<text:s/>of<text:s/>the<text:s/>many<text:s/></text:span><text:span text:style-name="T19_5">branches</text:span><text:span text:style-name="T19_6"><text:s/>on<text:s/>the<text:s/>tree<text:s/>of<text:s/>keypairs<text:s/>generated<text:s/>from<text:s/>the<text:s/>root.<text:s/>It's<text:s/>relationship<text:s/>to<text:s/>the<text:s/>root<text:s/>is<text:s/>that<text:s/>of<text:s/>child<text:s/>to<text:s/>parent<text:s/>-<text:s/>the<text:s/>root<text:s/>is<text:s/>the<text:s/>ultimate<text:s/>origin<text:s/>of<text:s/>all<text:s/>the<text:s/>child<text:s/>keys<text:s/>in<text:s/>the<text:s/>tree.</text:span></text:p>
      <text:p text:style-name="P20"><text:span text:style-name="T20_1">Now<text:s/>what<text:s/>does<text:s/>the<text:s/></text:span><text:span text:style-name="T20_2">extended</text:span><text:span text:style-name="T20_3"><text:s/>mean?<text:s/>As<text:s/>part<text:s/>of<text:s/>the<text:s/>BIP32<text:s/>specification,<text:s/>it<text:s/>turns<text:s/>out<text:s/>there's<text:s/>actually<text:s/>two<text:s/>pieces<text:s/>of<text:s/>data<text:s/>used<text:s/>to<text:s/>generate<text:s/>the<text:s/>actual<text:s/>Bitcoin<text:s/>private<text:s/>key<text:s/>and<text:s/>address.<text:s/>There's<text:s/>256<text:s/>bits<text:s/>of<text:s/>information<text:s/>that<text:s/>serve<text:s/>as<text:s/>the<text:s/>private<text:s/>key,<text:s/>and<text:s/>256<text:s/>bits<text:s/>of<text:s/>information<text:s/>called<text:s/>the<text:s/></text:span><text:span text:style-name="T20_4">chain<text:s/>code.<text:s/></text:span><text:span text:style-name="T20_5">The<text:s/>chain<text:s/>code<text:s/>makes<text:s/>it<text:s/>impossible<text:s/>to<text:s/>find<text:s/>any<text:s/>"siblings"<text:s/>on<text:s/>the<text:s/>tree<text:s/>without<text:s/>it,<text:s/>so<text:s/>that<text:s/>the<text:s/>keypairs<text:s/>in<text:s/>the<text:s/>wallet<text:s/></text:span><text:span text:style-name="T20_6">appear</text:span><text:span text:style-name="T20_7"><text:s/>to<text:s/>be<text:s/>random<text:s/>when<text:s/>they're<text:s/>actually<text:s/>not.<text:s/>This<text:s/>enhances<text:s/>security<text:s/>and<text:s/>privacy.<text:s/></text:span></text:p>
      <text:p text:style-name="P21"><text:span text:style-name="T21_1">Together,<text:s/>the<text:s/>key<text:s/>and<text:s/>the<text:s/>chain<text:s/>code<text:s/>form<text:s/>a<text:s/>512<text:s/>bit<text:s/>piece<text:s/>of<text:s/>data<text:s/>called<text:s/>the<text:s/></text:span><text:span text:style-name="T21_2">extended<text:s/>key</text:span><text:span text:style-name="T21_3">.<text:s/>This<text:s/>format<text:s/>applies<text:s/>to<text:s/>both<text:s/>private<text:s/>and<text:s/>public<text:s/>keys<text:s/>(xprv<text:s/>and<text:s/>xpub).<text:s/></text:span></text:p>
      <text:h text:style-name="P22" text:outline-level="2"><text:span text:style-name="T22_1">BIPs,<text:s/>Extended<text:s/>Keys,<text:s/>and<text:s/>HD<text:s/>Goodness</text:span></text:h>
      <text:p text:style-name="P23"><text:span text:style-name="T23_1">HD<text:s/>wallets<text:s/>are<text:s/>an<text:s/>interesting<text:s/>and<text:s/>complex<text:s/>topic,<text:s/>and<text:s/>their<text:s/>existence<text:s/>makes<text:s/>securing<text:s/>and<text:s/>backing<text:s/>up<text:s/>wallets<text:s/>much<text:s/>easier<text:s/>for<text:s/>users.<text:s/>This<text:s/>concept<text:s/>involves<text:s/>several<text:s/>incremental<text:s/>improvement<text:s/>proposals<text:s/>(BIPs)<text:s/>and<text:s/>the<text:s/>introduction<text:s/>of<text:s/>some<text:s/>new<text:s/>cryptography<text:s/>concepts<text:s/>-<text:s/>not<text:s/>just<text:s/>private<text:s/>and<text:s/>public<text:s/>keys,<text:s/>but<text:s/>chain<text:s/>codes<text:s/>and<text:s/>the<text:s/>combined<text:s/>format<text:s/>of<text:s/>extended<text:s/>keys.</text:span></text:p>
      <text:p text:style-name="P24"><text:span text:style-name="T24_1">It<text:s/>becomes<text:s/>a<text:s/>bit<text:s/>easier<text:s/>to<text:s/>understand<text:s/>this<text:s/>concept<text:s/>at<text:s/>a<text:s/>high<text:s/>level<text:s/>when<text:s/>understanding<text:s/>the<text:s/>terminology<text:s/>behind<text:s/>it,<text:s/>so<text:s/>I<text:s/>hope<text:s/>this<text:s/>glossary<text:s/>helps<text:s/>clarify<text:s/>some<text:s/>of<text:s/>the<text:s/>mystery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HD Wallets - BIPs and Terminology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